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1.575cm"/>
      <style:paragraph-properties style:writing-mode="lr-tb"/>
    </style:style>
    <style:style style:name="gr1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  <style:text-properties fo:font-size="18pt" fo:language="en" fo:country="G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675cm" svg:height="0.551cm" svg:x="10.706cm" svg:y="3.0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5.506cm" svg:y="3.0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10.706cm" svg:y="6.9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5.606cm" svg:y="6.9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3.773cm 6.103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706cm" svg:y1="3.362cm" svg:x2="9.052cm" svg:y2="4.429cm" draw:start-shape="id1" draw:start-glue-point="3" draw:end-shape="id2" draw:end-glue-point="4" svg:d="M10706 3362h-1654v1067" svg:viewBox="0 0 1655 1068">
          <text:p/>
        </draw:connector>
        <draw:connector draw:style-name="gr2" draw:text-style-name="P1" draw:layer="layout" svg:x1="9.052cm" svg:y1="6.272cm" svg:x2="10.706cm" svg:y2="7.262cm" draw:start-shape="id2" draw:start-glue-point="8" draw:end-shape="id3" draw:end-glue-point="3" svg:d="M9052 6272v990h1654" svg:viewBox="0 0 1655 991">
          <text:p/>
        </draw:connector>
        <draw:connector draw:style-name="gr2" draw:text-style-name="P1" draw:layer="layout" svg:x1="14.032cm" svg:y1="11.263cm" svg:x2="14.04cm" svg:y2="10.629cm" draw:start-shape="id4" draw:start-glue-point="4" draw:end-shape="id5" draw:end-glue-point="6" svg:d="M14032 11263v-317h8v-317" svg:viewBox="0 0 9 635">
          <text:p/>
        </draw:connector>
        <draw:connector draw:style-name="gr2" draw:text-style-name="P1" draw:layer="layout" svg:x1="12.381cm" svg:y1="7.262cm" svg:x2="15.606cm" svg:y2="7.262cm" draw:start-shape="id3" draw:start-glue-point="1" draw:end-shape="id6" draw:end-glue-point="3" svg:d="M12381 7262h3225" svg:viewBox="0 0 3226 1">
          <text:p/>
        </draw:connector>
        <draw:connector draw:style-name="gr2" draw:text-style-name="P1" draw:layer="layout" svg:x1="14.048cm" svg:y1="6.103cm" svg:x2="15.606cm" svg:y2="7.262cm" draw:start-shape="id7" draw:start-glue-point="3" draw:end-shape="id6" draw:end-glue-point="3" svg:d="M14048 6103v1159h1558" svg:viewBox="0 0 1559 1160">
          <text:p/>
        </draw:connector>
        <draw:connector draw:style-name="gr2" draw:text-style-name="P1" draw:layer="layout" svg:x1="15.506cm" svg:y1="3.362cm" svg:x2="14.048cm" svg:y2="4.428cm" draw:start-shape="id8" draw:start-glue-point="3" draw:end-shape="id7" draw:end-glue-point="1" svg:d="M15506 3362h-1458v1066" svg:viewBox="0 0 1459 1067">
          <text:p/>
        </draw:connector>
        <draw:custom-shape draw:style-name="gr3" draw:text-style-name="P1" xml:id="id2" draw:id="id2" draw:layer="layout" svg:width="1.842cm" svg:height="1.843cm" svg:x="8.131cm" svg:y="4.42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18.331cm" svg:y="5.692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17.507cm" svg:y="4.01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8.581cm" svg:y1="4.765cm" svg:x2="18.581cm" svg:y2="6.03cm">
            <text:p/>
          </draw:line>
        </draw:g>
        <draw:custom-shape draw:style-name="gr7" draw:text-style-name="P5" xml:id="id5" draw:id="id5" draw:layer="layout" svg:width="2.153cm" svg:height="2.573cm" svg:x="12.963cm" svg:y="8.056cm">
          <text:p text:style-name="P2"><text:span text:style-name="T2">+</text:span></text:p>
          <text:p text:style-name="P2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14.384cm" svg:y="9.771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2" draw:text-style-name="P2" draw:layer="layout" svg:x1="12.381cm" svg:y1="7.262cm" svg:x2="14.04cm" svg:y2="8.056cm" draw:start-shape="id3" draw:start-glue-point="1" draw:end-shape="id5" draw:end-glue-point="4" svg:d="M12381 7262h1659v794" svg:viewBox="0 0 1660 795">
          <text:p/>
        </draw:connector>
        <draw:connector draw:style-name="gr2" draw:text-style-name="P2" draw:layer="layout" svg:x1="12.381cm" svg:y1="3.362cm" svg:x2="14.048cm" svg:y2="4.428cm" draw:start-shape="id1" draw:start-glue-point="1" draw:end-shape="id7" draw:end-glue-point="1" svg:d="M12381 3362h1667v1066" svg:viewBox="0 0 1668 1067">
          <text:p/>
        </draw:connector>
        <draw:connector draw:style-name="gr2" draw:text-style-name="P2" draw:layer="layout" svg:x1="17.281cm" svg:y1="7.262cm" svg:x2="18.415cm" svg:y2="7.292cm" draw:start-shape="id6" draw:start-glue-point="1" draw:end-shape="id9" draw:end-glue-point="6" svg:d="M17281 7262h567v30h567" svg:viewBox="0 0 1135 31">
          <text:p/>
        </draw:connector>
        <draw:connector draw:style-name="gr2" draw:text-style-name="P2" draw:layer="layout" svg:x1="17.181cm" svg:y1="3.362cm" svg:x2="18.583cm" svg:y2="4.018cm" draw:start-shape="id8" draw:start-glue-point="1" draw:end-shape="id10" draw:end-glue-point="0" svg:d="M17181 3362h1402v656" svg:viewBox="0 0 1403 657">
          <text:p/>
        </draw:connector>
        <draw:connector draw:style-name="gr2" draw:text-style-name="P2" draw:layer="layout" draw:line-skew="-1.099cm 1.578cm" svg:x1="18.583cm" svg:y1="6.591cm" svg:x2="18.55cm" svg:y2="7.281cm" draw:start-shape="id10" draw:start-glue-point="2" draw:end-shape="id11" draw:end-glue-point="3" svg:d="M18583 6591v572 118h-33" svg:viewBox="0 0 34 691">
          <text:p/>
        </draw:connector>
        <draw:custom-shape draw:style-name="gr1" draw:text-style-name="P1" xml:id="id12" draw:id="id12" draw:layer="layout" svg:width="1.675cm" svg:height="0.551cm" svg:x="10.705cm" svg:y="11.0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675cm" svg:height="0.551cm" draw:transform="rotate (1.5707963267949) translate (8.772cm 10.103cm)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2.38cm" svg:y1="11.362cm" svg:x2="14.04cm" svg:y2="10.629cm" draw:start-shape="id12" draw:start-glue-point="1" draw:end-shape="id5" draw:end-glue-point="6" svg:d="M12380 11362h1660v-733" svg:viewBox="0 0 1661 734">
          <text:p/>
        </draw:connector>
        <draw:connector draw:style-name="gr2" draw:text-style-name="P2" draw:layer="layout" svg:x1="9.047cm" svg:y1="8.428cm" svg:x2="10.706cm" svg:y2="7.262cm" draw:start-shape="id13" draw:start-glue-point="1" draw:end-shape="id3" draw:end-glue-point="3" svg:d="M9047 8428v-1166h1659" svg:viewBox="0 0 1660 1167">
          <text:p/>
        </draw:connector>
        <draw:connector draw:style-name="gr2" draw:text-style-name="P2" draw:layer="layout" svg:x1="9.047cm" svg:y1="10.103cm" svg:x2="10.705cm" svg:y2="11.362cm" draw:start-shape="id13" draw:start-glue-point="3" draw:end-shape="id12" draw:end-glue-point="3" svg:d="M9047 10103v1259h1658" svg:viewBox="0 0 1659 1260">
          <text:p/>
        </draw:connector>
        <draw:frame draw:style-name="gr9" draw:text-style-name="P6" draw:layer="layout" svg:width="1.162cm" svg:height="1.114cm" svg:x="11.073cm" svg:y="3.638cm">
          <draw:text-box>
            <text:p>R<text:span text:style-name="T6">1</text:span></text:p>
          </draw:text-box>
        </draw:frame>
        <draw:frame draw:style-name="gr9" draw:text-style-name="P6" draw:layer="layout" svg:width="1.162cm" svg:height="1.114cm" svg:x="10.019cm" svg:y="11.638cm">
          <draw:text-box>
            <text:p>R<text:span text:style-name="T6">7</text:span></text:p>
          </draw:text-box>
        </draw:frame>
        <draw:frame draw:style-name="gr9" draw:text-style-name="P6" draw:layer="layout" svg:width="1.162cm" svg:height="1.114cm" svg:x="15.92cm" svg:y="7.538cm">
          <draw:text-box>
            <text:p>R<text:span text:style-name="T6">5</text:span></text:p>
          </draw:text-box>
        </draw:frame>
        <draw:frame draw:style-name="gr10" draw:text-style-name="P6" draw:layer="layout" svg:width="1.162cm" svg:height="1.114cm" svg:x="11.003cm" svg:y="7.538cm">
          <draw:text-box>
            <text:p>R<text:span text:style-name="T6">4</text:span></text:p>
          </draw:text-box>
        </draw:frame>
        <draw:frame draw:style-name="gr9" draw:text-style-name="P6" draw:layer="layout" svg:width="1.162cm" svg:height="1.114cm" svg:x="14.164cm" svg:y="4.856cm">
          <draw:text-box>
            <text:p>R<text:span text:style-name="T6">3</text:span></text:p>
          </draw:text-box>
        </draw:frame>
        <draw:frame draw:style-name="gr9" draw:text-style-name="P6" draw:layer="layout" svg:width="1.162cm" svg:height="1.114cm" svg:x="15.826cm" svg:y="3.638cm">
          <draw:text-box>
            <text:p>R<text:span text:style-name="T6">2</text:span></text:p>
          </draw:text-box>
        </draw:frame>
        <draw:frame draw:style-name="gr9" draw:text-style-name="P6" draw:layer="layout" svg:width="1.162cm" svg:height="1.114cm" svg:x="6.579cm" svg:y="8.672cm">
          <draw:text-box>
            <text:p>R<text:span text:style-name="T6">6</text:span></text:p>
          </draw:text-box>
        </draw:frame>
        <draw:custom-shape draw:style-name="gr11" draw:text-style-name="P2" draw:layer="layout" svg:width="0.234cm" svg:height="0.258cm" svg:x="13.914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9" draw:id="id9" draw:layer="layout" svg:width="0.234cm" svg:height="0.258cm" svg:x="18.415cm" svg:y="7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4" draw:id="id4" draw:layer="layout" svg:width="0.234cm" svg:height="0.258cm" svg:x="13.915cm" svg:y="1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234cm" svg:height="0.258cm" svg:x="13.915cm" svg:y="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4" draw:id="id14" draw:layer="layout" svg:width="0.234cm" svg:height="0.258cm" svg:x="8.915cm" svg:y="7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1.128cm" svg:height="2.536cm" svg:x="12.74cm" svg:y="4.051cm">
          <draw:text-box>
            <text:p>+</text:p>
            <text:p>V<text:span text:style-name="T6">b</text:span></text:p>
            <text:p>-</text:p>
          </draw:text-box>
        </draw:frame>
        <draw:line draw:style-name="gr13" draw:text-style-name="P7" draw:layer="layout" svg:x1="9.692cm" svg:y1="8.428cm" svg:x2="9.692cm" svg:y2="10.315cm">
          <text:p/>
        </draw:line>
        <draw:frame draw:style-name="gr14" draw:text-style-name="P8" draw:layer="layout" svg:width="1.837cm" svg:height="1.825cm" svg:x="9.839cm" svg:y="8.677cm">
          <draw:text-box>
            <text:p><text:span text:style-name="T4">I</text:span><text:span text:style-name="T5">d</text:span></text:p>
          </draw:text-box>
        </draw:frame>
        <draw:g xml:id="id15" draw:id="id15">
          <draw:line draw:style-name="gr15" draw:text-style-name="P7" draw:layer="layout" svg:x1="7.225cm" svg:y1="7.949cm" svg:x2="6cm" svg:y2="7.96cm">
            <text:p/>
          </draw:line>
          <draw:line draw:style-name="gr15" draw:text-style-name="P7" draw:layer="layout" svg:x1="7.226cm" svg:y1="7.943cm" svg:x2="6.001cm" svg:y2="7.954cm">
            <text:p/>
          </draw:line>
          <draw:line draw:style-name="gr15" draw:text-style-name="P7" draw:layer="layout" svg:x1="6.335cm" svg:y1="8.195cm" svg:x2="6.944cm" svg:y2="8.195cm">
            <text:p/>
          </draw:line>
          <draw:line draw:style-name="gr15" draw:text-style-name="P7" draw:layer="layout" svg:x1="6.499cm" svg:y1="8.406cm" svg:x2="6.792cm" svg:y2="8.406cm">
            <text:p/>
          </draw:line>
          <draw:line draw:style-name="gr15" draw:text-style-name="P7" draw:layer="layout" svg:x1="6.629cm" svg:y1="7.934cm" svg:x2="6.634cm" svg:y2="7.39cm">
            <text:p/>
          </draw:line>
        </draw:g>
        <draw:connector draw:style-name="gr16" draw:text-style-name="P2" draw:layer="layout" svg:x1="8.915cm" svg:y1="7.292cm" svg:x2="6.613cm" svg:y2="7.39cm" draw:start-shape="id14" draw:start-glue-point="6" draw:end-shape="id15" draw:end-glue-point="0" svg:d="M8915 7292h-820v-452h-1482v550" svg:viewBox="0 0 2303 551">
          <text:p/>
        </draw:connector>
        <draw:frame draw:style-name="gr17" draw:text-style-name="P6" draw:layer="layout" svg:width="0.853cm" svg:height="0.962cm" svg:x="8.748cm" svg:y="2.4cm">
          <draw:text-box>
            <text:p>1</text:p>
          </draw:text-box>
        </draw:frame>
        <draw:frame draw:style-name="gr17" draw:text-style-name="P6" draw:layer="layout" svg:width="0.853cm" svg:height="0.962cm" svg:x="13.549cm" svg:y="2.4cm">
          <draw:text-box>
            <text:p>2</text:p>
          </draw:text-box>
        </draw:frame>
        <draw:frame draw:style-name="gr17" draw:text-style-name="P6" draw:layer="layout" svg:width="0.853cm" svg:height="0.962cm" svg:x="18.049cm" svg:y="2.4cm">
          <draw:text-box>
            <text:p>3</text:p>
          </draw:text-box>
        </draw:frame>
        <draw:frame draw:style-name="gr17" draw:text-style-name="P6" draw:layer="layout" svg:width="0.853cm" svg:height="0.962cm" svg:x="14.049cm" svg:y="6.4cm">
          <draw:text-box>
            <text:p>5</text:p>
          </draw:text-box>
        </draw:frame>
        <draw:custom-shape draw:style-name="gr11" draw:text-style-name="P2" draw:layer="layout" svg:width="0.234cm" svg:height="0.258cm" svg:x="13.915cm" svg:y="12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0.853cm" svg:height="0.962cm" svg:x="8.748cm" svg:y="11.402cm">
          <draw:text-box>
            <text:p>7</text:p>
          </draw:text-box>
        </draw:frame>
        <draw:frame draw:style-name="gr17" draw:text-style-name="P6" draw:layer="layout" svg:width="0.853cm" svg:height="0.962cm" svg:x="13.549cm" svg:y="11.402cm">
          <draw:text-box>
            <text:p>8</text:p>
          </draw:text-box>
        </draw:frame>
        <draw:frame draw:style-name="gr17" draw:text-style-name="P6" xml:id="id11" draw:id="id11" draw:layer="layout" svg:width="0.853cm" svg:height="0.962cm" svg:x="18.55cm" svg:y="6.8cm">
          <draw:text-box>
            <text:p>6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08:47:23.062876406</meta:creation-date>
    <dc:date>2021-04-05T08:48:28.696126101</dc:date>
    <meta:editing-duration>PT1M6S</meta:editing-duration>
    <meta:editing-cycles>1</meta:editing-cycles>
    <meta:generator>LibreOffice/6.4.5.2$Linux_X86_64 LibreOffice_project/40$Build-2</meta:generator>
    <meta:document-statistic meta:object-count="81"/>
  </office:meta>
</office:document-meta>
</file>